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7.409cm" fo:margin-left="-2.029cm" table:align="left"/>
    </style:style>
    <style:style style:family="table-column" style:name="co1">
      <style:table-column-properties style:column-width="7.409cm"/>
    </style:style>
    <style:style style:family="table-row" style:name="ro1">
      <style:table-row-properties style:min-row-height="3.251cm"/>
    </style:style>
    <style:style style:family="table-cell" style:name="ce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19" style:family="paragraph" style:name="P39">
      <style:text-properties fo:color="#000000" fo:font-family="Times New Roman" style:font-family-asian="Andale Sans UI" style:font-family-complex="Tahoma" fo:font-size="12pt" fo:language="de" fo:country="DE"/>
      <style:paragraph-properties fo:line-height="150%" fo:text-align="left" fo:margin-top="0pt" fo:margin-bottom="0pt"/>
    </style:style>
    <style:style style:family="text" style:name="T33">
      <style:text-properties fo:font-family="Times New Roman" style:font-family-complex="Times New Roman" fo:font-size="10.5pt" fo:language="ru" fo:country="RU"/>
    </style:style>
    <style:style style:family="text" style:name="T34">
      <style:text-properties fo:font-family="Times New Roman" style:font-family-complex="Times New Roman" fo:font-size="10.5pt"/>
    </style:style>
    <style:style style:family="text" style:name="T35">
      <style:text-properties fo:font-family="Times New Roman" style:font-family-complex="Times New Roman" fo:font-size="10.5pt" fo:language="ru" fo:country="RU"/>
    </style:style>
    <style:style style:family="text" style:name="T36">
      <style:text-properties fo:font-family="Times New Roman" style:font-family-complex="Times New Roman" fo:font-size="10.5pt" fo:language="ru" fo:country="RU" fo:background-color="#ffff00"/>
    </style:style>
    <style:style style:family="text" style:name="T37">
      <style:text-properties fo:font-family="Times New Roman" style:font-family-complex="Times New Roman" fo:font-size="10.5pt" fo:language="ru" fo:country="RU"/>
    </style:style>
    <style:style style:family="text" style:name="T38">
      <style:text-properties fo:font-family="Times New Roman" style:font-family-complex="Times New Roman" fo:font-size="10.5pt"/>
    </style:style>
    <style:style style:family="text" style:name="T39">
      <style:text-properties fo:font-family="Times New Roman" style:font-family-complex="Times New Roman" fo:font-size="10.5pt" fo:language="ru" fo:country="RU"/>
    </style:style>
    <style:style style:family="text" style:name="T40">
      <style:text-properties fo:font-family="Times New Roman" style:font-family-complex="Times New Roman" fo:font-size="10.5pt" fo:language="ru" fo:country="RU" fo:background-color="#ff3333"/>
    </style:style>
    <style:style style:family="text" style:name="T41">
      <style:text-properties fo:font-family="Times New Roman" style:font-family-complex="Times New Roman" fo:font-size="10.5pt" fo:language="ru" fo:country="RU"/>
    </style:style>
    <style:style style:family="text" style:name="T42">
      <style:text-properties fo:font-family="Times New Roman" style:font-family-complex="Times New Roman" fo:font-size="10.5pt" fo:language="ru" fo:country="RU" fo:background-color="#ffff00"/>
    </style:style>
    <style:style style:family="text" style:name="T43">
      <style:text-properties fo:font-family="Times New Roman" style:font-family-complex="Times New Roman" fo:font-size="10.5pt" fo:language="ru" fo:country="RU"/>
    </style:style>
    <style:style style:family="text" style:name="T44">
      <style:text-properties fo:font-family="Times New Roman" style:font-family-complex="Times New Roman" fo:font-size="10.5pt"/>
    </style:style>
    <style:style style:family="text" style:name="T45">
      <style:text-properties fo:font-family="Times New Roman" style:font-family-complex="Times New Roman" fo:font-size="10.5pt" fo:background-color="#ff3333"/>
    </style:style>
    <style:style style:family="text" style:name="T46">
      <style:text-properties fo:font-family="Times New Roman" style:font-family-complex="Times New Roman" fo:font-size="10.5pt"/>
    </style:style>
    <style:style style:family="text" style:name="T47">
      <style:text-properties fo:font-family="Times New Roman" style:font-family-complex="Times New Roman" fo:font-size="10.5pt" fo:language="ru" fo:country="RU"/>
    </style:style>
    <style:style style:family="text" style:name="T48">
      <style:text-properties fo:font-family="Times New Roman" style:font-family-complex="Times New Roman" fo:font-size="10.5pt" fo:language="en" fo:country="US"/>
    </style:style>
    <style:style style:family="text" style:name="T49">
      <style:text-properties fo:font-family="Times New Roman" style:font-family-complex="Times New Roman" fo:font-size="10.5pt" fo:language="en" fo:country="US"/>
    </style:style>
    <style:style style:parent-style-name="619" style:family="paragraph" style:name="P40">
      <style:text-properties fo:color="#000000" fo:font-family="Times New Roman" style:font-family-asian="Andale Sans UI" style:font-family-complex="Tahoma" fo:font-size="12pt" fo:language="de" fo:country="DE"/>
      <style:paragraph-properties fo:line-height="150%" fo:text-align="left" fo:margin-top="0pt" fo:margin-bottom="0pt"/>
    </style:style>
    <style:style style:family="text" style:name="T50">
      <style:text-properties fo:font-family="Times New Roman" style:font-family-complex="Times New Roman" fo:font-size="10.5pt" fo:language="ru" fo:country="RU"/>
    </style:style>
    <style:style style:family="text" style:name="T51">
      <style:text-properties fo:font-family="Times New Roman" style:font-family-complex="Times New Roman" fo:font-size="10.5pt" fo:language="en" fo:country="US"/>
    </style:style>
    <style:style style:family="text" style:name="T52">
      <style:text-properties fo:font-family="Times New Roman" style:font-family-complex="Times New Roman" fo:font-size="10.5pt" fo:language="en" fo:country="US"/>
    </style:style>
    <style:style style:parent-style-name="619" style:family="paragraph" style:name="P41">
      <style:text-properties fo:color="#000000" fo:font-family="Times New Roman" style:font-family-asian="Andale Sans UI" style:font-family-complex="Tahoma" fo:font-size="12pt" fo:language="de" fo:country="DE"/>
      <style:paragraph-properties fo:line-height="150%" fo:text-align="left" fo:margin-top="0pt" fo:margin-bottom="0pt"/>
    </style:style>
    <style:style style:family="text" style:name="T53">
      <style:text-properties fo:font-family="Times New Roman" style:font-family-complex="Times New Roman" fo:font-size="10.5pt" fo:language="ru" fo:country="RU"/>
    </style:style>
    <style:style style:family="text" style:name="T54">
      <style:text-properties fo:font-family="Times New Roman" style:font-family-complex="Times New Roman" fo:font-size="10.5pt" fo:language="en" fo:country="US" fo:background-color="#66ff66"/>
    </style:style>
    <style:style style:family="text" style:name="T55">
      <style:text-properties fo:font-family="Times New Roman" style:font-family-complex="Times New Roman" fo:font-size="10.5pt" fo:language="ru" fo:country="RU"/>
    </style:style>
    <style:style style:family="text" style:name="T56">
      <style:text-properties fo:font-family="Times New Roman" style:font-family-complex="Times New Roman" fo:font-size="10.5pt" fo:language="ru" fo:country="RU" fo:background-color="#ffff00"/>
    </style:style>
    <style:style style:family="text" style:name="T57">
      <style:text-properties fo:font-family="Times New Roman" style:font-family-complex="Times New Roman" fo:font-size="10.5pt" fo:language="ru" fo:country="RU"/>
    </style:style>
    <style:style style:family="text" style:name="T58">
      <style:text-properties fo:font-family="Times New Roman" style:font-family-complex="Times New Roman" fo:font-size="10.5pt"/>
    </style:style>
    <style:style style:family="text" style:name="T59">
      <style:text-properties fo:font-family="Times New Roman" style:font-family-complex="Times New Roman" fo:font-size="10.5pt" fo:language="en" fo:country="US"/>
    </style:style>
    <style:style style:family="text" style:name="T60">
      <style:text-properties fo:font-family="Times New Roman" style:font-family-complex="Times New Roman" fo:font-size="10.5pt"/>
    </style:style>
    <style:style style:family="text" style:name="T61">
      <style:text-properties fo:font-family="Times New Roman" style:font-family-complex="Times New Roman" fo:font-size="10.5pt" fo:language="en" fo:country="US"/>
    </style:style>
    <style:style style:family="text" style:name="T62">
      <style:text-properties fo:font-family="Times New Roman" style:font-family-complex="Times New Roman" fo:font-size="10.5pt"/>
    </style:style>
    <style:style style:family="text" style:name="T63">
      <style:text-properties fo:font-family="Times New Roman" style:font-family-complex="Times New Roman" fo:font-size="10.5pt" fo:background-color="#66ff66"/>
    </style:style>
    <style:style style:family="text" style:name="T64">
      <style:text-properties fo:font-family="Times New Roman" style:font-family-complex="Times New Roman" fo:font-size="10.5pt"/>
    </style:style>
    <style:style style:family="text" style:name="T65">
      <style:text-properties fo:font-family="Times New Roman" style:font-family-complex="Times New Roman" fo:font-size="10.5pt" fo:background-color="#ff3333"/>
    </style:style>
    <style:style style:family="text" style:name="T66">
      <style:text-properties fo:font-family="Times New Roman" style:font-family-complex="Times New Roman" fo:font-size="10.5pt"/>
    </style:style>
    <style:style style:family="text" style:name="T67">
      <style:text-properties fo:font-family="Times New Roman" style:font-family-complex="Times New Roman" fo:font-size="10.5pt" fo:background-color="#ff3333"/>
    </style:style>
    <style:style style:family="text" style:name="T68">
      <style:text-properties fo:font-family="Times New Roman" style:font-family-complex="Times New Roman" fo:font-size="10.5pt"/>
    </style:style>
    <style:style style:family="text" style:name="T69">
      <style:text-properties fo:font-family="Times New Roman" style:font-family-complex="Times New Roman" fo:font-size="10.5pt" fo:language="ru" fo:country="RU"/>
    </style:style>
    <style:style style:family="text" style:name="T70">
      <style:text-properties fo:font-family="Times New Roman" style:font-family-complex="Times New Roman" fo:font-size="10.5pt" fo:language="en" fo:country="US"/>
    </style:style>
    <style:style style:family="text" style:name="T71">
      <style:text-properties fo:font-family="Times New Roman" style:font-family-complex="Times New Roman" fo:font-size="10.5pt" fo:language="en" fo:country="US"/>
    </style:style>
    <style:style style:parent-style-name="619" style:family="paragraph" style:name="P42">
      <style:text-properties fo:color="#000000" fo:font-family="Times New Roman" style:font-family-asian="Andale Sans UI" style:font-family-complex="Tahoma" fo:font-size="12pt" fo:language="de" fo:country="DE"/>
      <style:paragraph-properties fo:line-height="150%" fo:text-align="left" fo:margin-top="0pt" fo:margin-bottom="0pt" fo:background-color="#ffffff"/>
    </style:style>
    <style:style style:family="text" style:name="T72">
      <style:text-properties fo:font-family="Times New Roman" style:font-family-complex="Times New Roman" fo:font-size="10.5pt" fo:background-color="#66ff66"/>
    </style:style>
    <style:style style:family="text" style:name="T73">
      <style:text-properties fo:font-family="Times New Roman" fo:font-size="10.5pt"/>
    </style:style>
  </office:automatic-styles>
  <office:body>
    <office:text text:use-soft-page-breaks="true">
      <table:table table:style-name="ta1">
        <table:table-columns>
          <table:table-column table:style-name="co1"/>
        </table:table-columns>
        <table:table-row table:style-name="ro1" table:default-cell-style-name="ce1">
          <table:table-cell table:style-name="ce2">
            <text:list>
              <text:list-item>
                <text:h text:outline-level="10" text:restart-numbering="0" text:is-list-header="0" text:style-name="P39"><text:span text:style-name="T33">The most interesting place </text:span><text:span text:style-name="T34">that</text:span><text:span text:style-name="T35"> I visited in my country was Gorny Altai. The journey to Gorny Altai </text:span><text:span text:style-name="T36">is my greatest travel experience</text:span><text:span text:style-name="T37">. This is a wonderful place with clean air and wildlife. </text:span><text:span text:style-name="T38">I will never forget a motorboat ride surrounded by beautiful mountains and forests.</text:span><text:span text:style-name="T39"><text:s text:c="2"/>I </text:span><text:span text:style-name="T40">had</text:span><text:span text:style-name="T41"><text:s/></text:span><text:span text:style-name="T42">the best time of my life</text:span><text:span text:style-name="T43"> there, </text:span><text:span text:style-name="T44">because I </text:span><text:span text:style-name="T45">got</text:span><text:span text:style-name="T46"> unforgettable impressions and emotions.</text:span><text:span text:style-name="T47"><text:s/></text:span><text:span text:style-name="T48"/><text:span text:style-name="T49"/></text:h>
              </text:list-item>
              <text:list-item>
                <text:h text:outline-level="10" text:restart-numbering="0" text:is-list-header="0" text:style-name="P40"><text:span text:style-name="T50"/><text:span text:style-name="T51"/><text:span text:style-name="T52"/></text:h>
              </text:list-item>
              <text:list-item>
                <text:h text:outline-level="10" text:restart-numbering="0" text:is-list-header="0" text:style-name="P41"><text:span text:style-name="T53">Unfortunately, I have never been abroad, </text:span><text:span text:style-name="T54">however</text:span><text:span text:style-name="T55"> I will </text:span><text:span text:style-name="T56">not miss the boat</text:span><text:span text:style-name="T57"> to go to Turkey. </text:span><text:span text:style-name="T58">I've always wanted to visit an inexpensive seaside resort where </text:span><text:span text:style-name="T59">I</text:span><text:span text:style-name="T60"> can have a great rest and have a good time. Turkey is a country with a very developed tourism and a pleasant summer climate so </text:span><text:span text:style-name="T61">it</text:span><text:span text:style-name="T62"> is the best option for me. But </text:span><text:span text:style-name="T63">while</text:span><text:span text:style-name="T64"> I </text:span><text:span text:style-name="T65">am studying</text:span><text:span text:style-name="T66"> at the university, I </text:span><text:span text:style-name="T67">will hardly have</text:span><text:span text:style-name="T68"> the opportunity to go abroad.</text:span><text:span text:style-name="T69"><text:s/></text:span><text:span text:style-name="T70"/><text:span text:style-name="T71"/></text:h>
              </text:list-item>
            </text:list>
          </table:table-cell>
        </table:table-row>
      </table:table>
      <text:p text:style-name="P42"><text:span text:style-name="T72"/><text:span text:style-name="T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Times New Roman" style:font-family-asian="Andale Sans UI" style:font-family-complex="Tahoma" fo:font-size="12pt" fo:language="de" fo:country="DE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Arial" style:font-family-asian="Andale Sans UI" style:font-family-complex="Tahoma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margin-top="0pt" fo:margin-bottom="6pt"/>
    </style:style>
    <style:style style:parent-style-name="621" style:display-name="List" style:family="paragraph" style:name="622">
      <style:text-properties style:font-family-complex="Tahoma"/>
      <style:paragraph-properties/>
    </style:style>
    <style:style style:parent-style-name="619" style:display-name="Caption" style:family="paragraph" style:name="623">
      <style:text-properties style:font-family-complex="Tahoma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Tahoma"/>
      <style:paragraph-properties/>
    </style:style>
    <style:style style:class="default" style:display-name="Default Paragraph Font" style:family="text" style:name="820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  <dc:creator>Артем Мурзин</dc:creator>
    <meta:creation-date>2009-04-16T07:32:02Z</meta:creation-date>
  </office:meta>
</office:document-meta>
</file>